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urnTimes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A2:.A10000])" office:value-type="float" office:value="231.291" calcext:value-type="float">
            <text:p>231.291</text:p>
          </table:table-cell>
          <table:table-cell table:formula="of:=AVERAGE([.B2:.B10000])" office:value-type="float" office:value="169.188" calcext:value-type="float">
            <text:p>169.188</text:p>
          </table:table-cell>
          <table:table-cell table:formula="of:=AVERAGE([.C2:.C10000])" office:value-type="float" office:value="142.989" calcext:value-type="float">
            <text:p>142.989</text:p>
          </table:table-cell>
          <table:table-cell table:formula="of:=AVERAGE([.D2:.D10000])" office:value-type="float" office:value="106.879" calcext:value-type="float">
            <text:p>106.879</text:p>
          </table:table-cell>
          <table:table-cell table:formula="of:=AVERAGE([.E2:.E10000])" office:value-type="float" office:value="80.093" calcext:value-type="float">
            <text:p>80.093</text:p>
          </table:table-cell>
          <table:table-cell table:formula="of:=AVERAGE([.F2:.F10000])" office:value-type="float" office:value="52.751" calcext:value-type="float">
            <text:p>52.751</text:p>
          </table:table-cell>
          <table:table-cell table:formula="of:=AVERAGE([.G2:.G10000])" office:value-type="float" office:value="31.018" calcext:value-type="float">
            <text:p>31.018</text:p>
          </table:table-cell>
          <table:table-cell table:formula="of:=AVERAGE([.H2:.H10000])" office:value-type="float" office:value="9.325" calcext:value-type="float">
            <text:p>9.325</text:p>
          </table:table-cell>
          <table:table-cell table:formula="of:=AVERAGE([.I2:.I10000])" office:value-type="float" office:value="0.458" calcext:value-type="float">
            <text:p>0.458</text:p>
          </table:table-cell>
          <table:table-cell table:formula="of:=AVERAGE([.J2:.J10000])" office:value-type="float" office:value="0.012" calcext:value-type="float">
            <text:p>0.012</text:p>
          </table:table-cell>
          <table:table-cell table:formula="of:=AVERAGE([.K2:.K10000])" office:value-type="float" office:value="0.001" calcext:value-type="float">
            <text:p>0.001</text:p>
          </table:table-cell>
          <table:table-cell table:formula="of:=AVERAGE([.L2:.L10000])" office:value-type="float" office:value="0" calcext:value-type="float">
            <text:p>0</text:p>
          </table:table-cell>
          <table:table-cell table:formula="of:=AVERAGE([.M2:.M10000])" office:value-type="float" office:value="0" calcext:value-type="float">
            <text:p>0</text:p>
          </table:table-cell>
          <table:table-cell table:formula="of:=AVERAGE([.N2:.N10000])" office:value-type="float" office:value="0" calcext:value-type="float">
            <text:p>0</text:p>
          </table:table-cell>
          <table:table-cell table:formula="of:=AVERAGE([.O2:.O1000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erage+</text:p>
          </table:table-cell>
          <table:table-cell table:formula="of:=[.S2]+2" office:value-type="float" office:value="233.291" calcext:value-type="float">
            <text:p>233.291</text:p>
          </table:table-cell>
          <table:table-cell table:formula="of:=[.T2]+2" office:value-type="float" office:value="171.188" calcext:value-type="float">
            <text:p>171.188</text:p>
          </table:table-cell>
          <table:table-cell table:formula="of:=[.U2]+2" office:value-type="float" office:value="144.989" calcext:value-type="float">
            <text:p>144.989</text:p>
          </table:table-cell>
          <table:table-cell table:formula="of:=[.V2]+2" office:value-type="float" office:value="108.879" calcext:value-type="float">
            <text:p>108.879</text:p>
          </table:table-cell>
          <table:table-cell table:formula="of:=[.W2]+2" office:value-type="float" office:value="82.093" calcext:value-type="float">
            <text:p>82.093</text:p>
          </table:table-cell>
          <table:table-cell table:formula="of:=[.X2]+2" office:value-type="float" office:value="54.751" calcext:value-type="float">
            <text:p>54.751</text:p>
          </table:table-cell>
          <table:table-cell table:formula="of:=[.Y2]+2" office:value-type="float" office:value="33.018" calcext:value-type="float">
            <text:p>33.018</text:p>
          </table:table-cell>
          <table:table-cell table:formula="of:=[.Z2]+2" office:value-type="float" office:value="11.325" calcext:value-type="float">
            <text:p>11.325</text:p>
          </table:table-cell>
          <table:table-cell table:formula="of:=[.AA2]+2" office:value-type="float" office:value="2.458" calcext:value-type="float">
            <text:p>2.458</text:p>
          </table:table-cell>
          <table:table-cell table:formula="of:=[.AB2]+2" office:value-type="float" office:value="2.012" calcext:value-type="float">
            <text:p>2.012</text:p>
          </table:table-cell>
          <table:table-cell table:formula="of:=[.AC2]+2" office:value-type="float" office:value="2.001" calcext:value-type="float">
            <text:p>2.001</text:p>
          </table:table-cell>
          <table:table-cell table:formula="of:=[.AD2]+2" office:value-type="float" office:value="2" calcext:value-type="float">
            <text:p>2</text:p>
          </table:table-cell>
          <table:table-cell table:formula="of:=[.AE2]+2" office:value-type="float" office:value="2" calcext:value-type="float">
            <text:p>2</text:p>
          </table:table-cell>
          <table:table-cell table:formula="of:=[.AF2]+2" office:value-type="float" office:value="2" calcext:value-type="float">
            <text:p>2</text:p>
          </table:table-cell>
          <table:table-cell table:formula="of:=[.AG2]+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umulative</text:p>
          </table:table-cell>
          <table:table-cell table:formula="of:=SUM([.$S3:.S3])" office:value-type="float" office:value="233.291" calcext:value-type="float">
            <text:p>233.291</text:p>
          </table:table-cell>
          <table:table-cell table:formula="of:=SUM([.$S3:.T3])" office:value-type="float" office:value="404.479" calcext:value-type="float">
            <text:p>404.479</text:p>
          </table:table-cell>
          <table:table-cell table:formula="of:=SUM([.$S3:.U3])" office:value-type="float" office:value="549.468" calcext:value-type="float">
            <text:p>549.468</text:p>
          </table:table-cell>
          <table:table-cell table:formula="of:=SUM([.$S3:.V3])" office:value-type="float" office:value="658.347" calcext:value-type="float">
            <text:p>658.347</text:p>
          </table:table-cell>
          <table:table-cell table:formula="of:=SUM([.$S3:.W3])" office:value-type="float" office:value="740.44" calcext:value-type="float">
            <text:p>740.44</text:p>
          </table:table-cell>
          <table:table-cell table:formula="of:=SUM([.$S3:.X3])" office:value-type="float" office:value="795.191" calcext:value-type="float">
            <text:p>795.191</text:p>
          </table:table-cell>
          <table:table-cell table:formula="of:=SUM([.$S3:.Y3])" office:value-type="float" office:value="828.209" calcext:value-type="float">
            <text:p>828.209</text:p>
          </table:table-cell>
          <table:table-cell table:formula="of:=SUM([.$S3:.Z3])" office:value-type="float" office:value="839.534" calcext:value-type="float">
            <text:p>839.534</text:p>
          </table:table-cell>
          <table:table-cell table:formula="of:=SUM([.$S3:.AA3])" office:value-type="float" office:value="841.992" calcext:value-type="float">
            <text:p>841.992</text:p>
          </table:table-cell>
          <table:table-cell table:formula="of:=SUM([.$S3:.AB3])" office:value-type="float" office:value="844.004" calcext:value-type="float">
            <text:p>844.004</text:p>
          </table:table-cell>
          <table:table-cell table:formula="of:=SUM([.$S3:.AC3])" office:value-type="float" office:value="846.005" calcext:value-type="float">
            <text:p>846.005</text:p>
          </table:table-cell>
          <table:table-cell table:formula="of:=SUM([.$S3:.AD3])" office:value-type="float" office:value="848.005" calcext:value-type="float">
            <text:p>848.005</text:p>
          </table:table-cell>
          <table:table-cell table:formula="of:=SUM([.$S3:.AE3])" office:value-type="float" office:value="850.005" calcext:value-type="float">
            <text:p>850.005</text:p>
          </table:table-cell>
          <table:table-cell table:formula="of:=SUM([.$S3:.AF3])" office:value-type="float" office:value="852.005" calcext:value-type="float">
            <text:p>852.005</text:p>
          </table:table-cell>
          <table:table-cell table:formula="of:=SUM([.$S3:.AG3])" office:value-type="float" office:value="854.005" calcext:value-type="float">
            <text:p>854.005</text:p>
          </table:table-cell>
          <table:table-cell table:number-columns-repeated="99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maining</text:p>
          </table:table-cell>
          <table:table-cell table:formula="of:=SUM([.S3:.$AG3])" office:value-type="float" office:value="854.005" calcext:value-type="float">
            <text:p>854.005</text:p>
          </table:table-cell>
          <table:table-cell table:formula="of:=SUM([.T3:.$AG3])" office:value-type="float" office:value="620.714" calcext:value-type="float">
            <text:p>620.714</text:p>
          </table:table-cell>
          <table:table-cell table:formula="of:=SUM([.U3:.$AG3])" office:value-type="float" office:value="449.526" calcext:value-type="float">
            <text:p>449.526</text:p>
          </table:table-cell>
          <table:table-cell table:formula="of:=SUM([.V3:.$AG3])" office:value-type="float" office:value="304.537" calcext:value-type="float">
            <text:p>304.537</text:p>
          </table:table-cell>
          <table:table-cell table:formula="of:=SUM([.W3:.$AG3])" office:value-type="float" office:value="195.658" calcext:value-type="float">
            <text:p>195.658</text:p>
          </table:table-cell>
          <table:table-cell table:formula="of:=SUM([.X3:.$AG3])" office:value-type="float" office:value="113.565" calcext:value-type="float">
            <text:p>113.565</text:p>
          </table:table-cell>
          <table:table-cell table:formula="of:=SUM([.Y3:.$AG3])" office:value-type="float" office:value="58.814" calcext:value-type="float">
            <text:p>58.814</text:p>
          </table:table-cell>
          <table:table-cell table:formula="of:=SUM([.Z3:.$AG3])" office:value-type="float" office:value="25.796" calcext:value-type="float">
            <text:p>25.796</text:p>
          </table:table-cell>
          <table:table-cell table:formula="of:=SUM([.AA3:.$AG3])" office:value-type="float" office:value="14.471" calcext:value-type="float">
            <text:p>14.471</text:p>
          </table:table-cell>
          <table:table-cell table:formula="of:=SUM([.AB3:.$AG3])" office:value-type="float" office:value="12.013" calcext:value-type="float">
            <text:p>12.013</text:p>
          </table:table-cell>
          <table:table-cell table:formula="of:=SUM([.AC3:.$AG3])" office:value-type="float" office:value="10.001" calcext:value-type="float">
            <text:p>10.001</text:p>
          </table:table-cell>
          <table:table-cell table:formula="of:=SUM([.AD3:.$AG3])" office:value-type="float" office:value="8" calcext:value-type="float">
            <text:p>8</text:p>
          </table:table-cell>
          <table:table-cell table:formula="of:=SUM([.AE3:.$AG3])" office:value-type="float" office:value="6" calcext:value-type="float">
            <text:p>6</text:p>
          </table:table-cell>
          <table:table-cell table:formula="of:=SUM([.AF3:.$AG3])" office:value-type="float" office:value="4" calcext:value-type="float">
            <text:p>4</text:p>
          </table:table-cell>
          <table:table-cell table:formula="of:=SUM([.AG3:.$AG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%Remaining</text:p>
          </table:table-cell>
          <table:table-cell table:formula="of:=[.S3]/[.S5]" office:value-type="float" office:value="0.273172873695119" calcext:value-type="float">
            <text:p>0.273172873695119</text:p>
          </table:table-cell>
          <table:table-cell table:formula="of:=[.T3]/[.T5]" office:value-type="float" office:value="0.275792071710965" calcext:value-type="float">
            <text:p>0.275792071710965</text:p>
          </table:table-cell>
          <table:table-cell table:formula="of:=[.U3]/[.U5]" office:value-type="float" office:value="0.322537517295996" calcext:value-type="float">
            <text:p>0.322537517295996</text:p>
          </table:table-cell>
          <table:table-cell table:formula="of:=[.V3]/[.V5]" office:value-type="float" office:value="0.357523059595386" calcext:value-type="float">
            <text:p>0.357523059595386</text:p>
          </table:table-cell>
          <table:table-cell table:formula="of:=[.W3]/[.W5]" office:value-type="float" office:value="0.419573950464586" calcext:value-type="float">
            <text:p>0.419573950464586</text:p>
          </table:table-cell>
          <table:table-cell table:formula="of:=[.X3]/[.X5]" office:value-type="float" office:value="0.482111566063488" calcext:value-type="float">
            <text:p>0.482111566063488</text:p>
          </table:table-cell>
          <table:table-cell table:formula="of:=[.Y3]/[.Y5]" office:value-type="float" office:value="0.561396946305301" calcext:value-type="float">
            <text:p>0.561396946305301</text:p>
          </table:table-cell>
          <table:table-cell table:formula="of:=[.Z3]/[.Z5]" office:value-type="float" office:value="0.43902155372926" calcext:value-type="float">
            <text:p>0.43902155372926</text:p>
          </table:table-cell>
          <table:table-cell table:formula="of:=[.AA3]/[.AA5]" office:value-type="float" office:value="0.16985695528989" calcext:value-type="float">
            <text:p>0.16985695528989</text:p>
          </table:table-cell>
          <table:table-cell table:formula="of:=[.AB3]/[.AB5]" office:value-type="float" office:value="0.167485224340298" calcext:value-type="float">
            <text:p>0.167485224340298</text:p>
          </table:table-cell>
          <table:table-cell table:formula="of:=[.AC3]/[.AC5]" office:value-type="float" office:value="0.2000799920008" calcext:value-type="float">
            <text:p>0.2000799920008</text:p>
          </table:table-cell>
          <table:table-cell table:formula="of:=[.AD3]/[.AD5]" office:value-type="float" office:value="0.25" calcext:value-type="float">
            <text:p>0.25</text:p>
          </table:table-cell>
          <table:table-cell table:formula="of:=[.AE3]/[.AE5]" office:value-type="float" office:value="0.333333333333333" calcext:value-type="float">
            <text:p>0.333333333333333</text:p>
          </table:table-cell>
          <table:table-cell table:formula="of:=[.AF3]/[.AF5]" office:value-type="float" office:value="0.5" calcext:value-type="float">
            <text:p>0.5</text:p>
          </table:table-cell>
          <table:table-cell table:formula="of:=[.AG3]/[.AG5]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3" calcext:value-type="float">
            <text:p>32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6" calcext:value-type="float">
            <text:p>146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3" calcext:value-type="float">
            <text:p>28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354" calcext:value-type="float">
            <text:p>354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265" calcext:value-type="float">
            <text:p>26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2" calcext:value-type="float">
            <text:p>28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3" calcext:value-type="float">
            <text:p>153</text:p>
          </table:table-cell>
          <table:table-cell office:value-type="float" office:value="265" calcext:value-type="float">
            <text:p>265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9" calcext:value-type="float">
            <text:p>28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6" calcext:value-type="float">
            <text:p>146</text:p>
          </table:table-cell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1" calcext:value-type="float">
            <text:p>28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7" calcext:value-type="float">
            <text:p>29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0" calcext:value-type="float">
            <text:p>140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6" calcext:value-type="float">
            <text:p>28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97" calcext:value-type="float">
            <text:p>29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249" calcext:value-type="float">
            <text:p>24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4" calcext:value-type="float">
            <text:p>274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4" calcext:value-type="float">
            <text:p>31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281" calcext:value-type="float">
            <text:p>28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1" calcext:value-type="float">
            <text:p>281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1" calcext:value-type="float">
            <text:p>311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301" calcext:value-type="float">
            <text:p>301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5" calcext:value-type="float">
            <text:p>23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4" calcext:value-type="float">
            <text:p>274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281" calcext:value-type="float">
            <text:p>281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9" calcext:value-type="float">
            <text:p>219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1" calcext:value-type="float">
            <text:p>171</text:p>
          </table:table-cell>
          <table:table-cell office:value-type="float" office:value="235" calcext:value-type="float">
            <text:p>23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1" calcext:value-type="float">
            <text:p>281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282" calcext:value-type="float">
            <text:p>28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09:52:01.017000000</dc:date>
    <meta:editing-duration>PT1H11M36S</meta:editing-duration>
    <meta:editing-cycles>1</meta:editing-cycles>
    <meta:document-statistic meta:table-count="1" meta:cell-count="13118" meta:object-count="0"/>
    <meta:generator>LibreOffice/5.2.2.2$Windows_x86 LibreOffice_project/8f96e87c890bf8fa77463cd4b640a2312823f3ad</meta:generator>
  </office:meta>
</office:document-meta>
</file>